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PT Astra Serif2" svg:font-family="'PT Astra Serif'" style:font-adornments="Regular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1" svg:font-family="'PT Astra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Термины_5f_и_5f_определения" style:display-name="Термины_и_определения" style:family="table">
      <style:table-properties style:width="18cm" table:align="margins"/>
    </style:style>
    <style:style style:name="Термины_5f_и_5f_определения.A" style:display-name="Термины_и_определения.A" style:family="table-column">
      <style:table-column-properties style:column-width="8.999cm" style:rel-column-width="32767*"/>
    </style:style>
    <style:style style:name="Термины_5f_и_5f_определения.B" style:display-name="Термины_и_определения.B" style:family="table-column">
      <style:table-column-properties style:column-width="9.001cm" style:rel-column-width="32768*"/>
    </style:style>
    <style:style style:name="Термины_5f_и_5f_определения.A1" style:display-name="Термины_и_определения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ермины_5f_и_5f_определения.B1" style:display-name="Термины_и_определения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ермины_5f_и_5f_определения.A2" style:display-name="Термины_и_определения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ермины_5f_и_5f_определения.B2" style:display-name="Термины_и_определения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>
      <style:text-properties fo:font-weight="bold" officeooo:rsid="0085ea1a" officeooo:paragraph-rsid="0085ea1a" style:font-weight-asian="bold" style:font-weight-complex="bold"/>
    </style:style>
    <style:style style:name="P7" style:family="paragraph" style:parent-style-name="First_20_line_20_indent">
      <style:text-properties style:font-name="PT Astra Serif1" fo:font-weight="bold" officeooo:paragraph-rsid="0081a385" style:font-weight-asian="bold" style:font-weight-complex="bold"/>
    </style:style>
    <style:style style:name="P8" style:family="paragraph" style:parent-style-name="First_20_line_20_indent">
      <style:text-properties style:font-name="PT Astra Serif1" fo:font-weight="bold" officeooo:rsid="0081a385" officeooo:paragraph-rsid="0081a385" style:font-weight-asian="bold" style:font-weight-complex="bold"/>
    </style:style>
    <style:style style:name="P9" style:family="paragraph" style:parent-style-name="First_20_line_20_indent">
      <style:text-properties style:font-name="PT Astra Serif1" fo:font-weight="bold" officeooo:rsid="0085ea1a" officeooo:paragraph-rsid="0085ea1a" style:font-weight-asian="bold" style:font-weight-complex="bold"/>
    </style:style>
    <style:style style:name="P10" style:family="paragraph" style:parent-style-name="First_20_line_20_indent">
      <style:text-properties style:font-name="PT Astra Serif1" officeooo:paragraph-rsid="0081a385"/>
    </style:style>
    <style:style style:name="P11" style:family="paragraph" style:parent-style-name="First_20_line_20_indent">
      <style:text-properties style:font-name="PT Astra Serif1" officeooo:rsid="0081a385" officeooo:paragraph-rsid="0081a385"/>
    </style:style>
    <style:style style:name="P12" style:family="paragraph" style:parent-style-name="First_20_line_20_indent">
      <style:text-properties style:font-name="PT Astra Serif1" fo:font-weight="normal" officeooo:rsid="00831ad5" officeooo:paragraph-rsid="00831ad5" style:font-weight-asian="normal" style:font-weight-complex="normal"/>
    </style:style>
    <style:style style:name="P13" style:family="paragraph" style:parent-style-name="First_20_line_20_indent">
      <style:text-properties style:font-name="PT Astra Serif1" fo:font-weight="normal" officeooo:rsid="0085ea1a" officeooo:paragraph-rsid="0085ea1a" style:font-weight-asian="normal" style:font-weight-complex="normal"/>
    </style:style>
    <style:style style:name="P14" style:family="paragraph" style:parent-style-name="First_20_line_20_indent">
      <style:text-properties officeooo:rsid="0085ea1a" officeooo:paragraph-rsid="0085ea1a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PT Astra Serif1" fo:font-size="12pt" fo:font-style="normal" fo:text-shadow="none" style:text-underline-style="none" fo:font-weight="bold" officeooo:rsid="0081a385" officeooo:paragraph-rsid="0081a3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PT Astra Serif1" fo:font-size="12pt" fo:font-style="normal" fo:text-shadow="none" style:text-underline-style="none" fo:font-weight="normal" officeooo:rsid="0081a385" officeooo:paragraph-rsid="0081a3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PT Astra Serif1" fo:font-size="12pt" fo:font-style="normal" fo:text-shadow="none" style:text-underline-style="none" fo:font-weight="normal" officeooo:rsid="00831ad5" officeooo:paragraph-rsid="00831a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PT Astra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PT Astra Serif1" fo:font-size="12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First_20_line_20_indent" style:list-style-name="L1">
      <style:text-properties officeooo:paragraph-rsid="0085ea1a"/>
    </style:style>
    <style:style style:name="P21" style:family="paragraph" style:parent-style-name="First_20_line_20_indent" style:list-style-name="L1">
      <style:text-properties style:font-name="PT Astra Serif1" fo:font-weight="normal" officeooo:rsid="0085ea1a" officeooo:paragraph-rsid="0085ea1a" style:font-weight-asian="normal" style:font-weight-complex="normal"/>
    </style:style>
    <style:style style:name="P22" style:family="paragraph" style:parent-style-name="First_20_line_20_indent">
      <style:text-properties style:font-name="PT Astra Serif1" fo:font-weight="bold" officeooo:paragraph-rsid="0081a385" style:font-weight-asian="bold" style:font-weight-complex="bold"/>
    </style:style>
    <style:style style:name="P23" style:family="paragraph" style:parent-style-name="First_20_line_20_indent">
      <style:text-properties style:font-name="PT Astra Serif1" fo:language="ru" fo:country="RU" fo:font-weight="normal" officeooo:rsid="008b51d5" officeooo:paragraph-rsid="008b51d5" fo:background-color="#ffff00" style:font-weight-asian="normal" style:font-weight-complex="normal"/>
    </style:style>
    <style:style style:name="P24" style:family="paragraph" style:parent-style-name="First_20_line_20_indent" style:list-style-name="L1">
      <style:text-properties officeooo:rsid="0085ea1a" officeooo:paragraph-rsid="0085ea1a"/>
    </style:style>
    <style:style style:name="P25" style:family="paragraph" style:parent-style-name="First_20_line_20_indent" style:list-style-name="L3">
      <style:text-properties officeooo:rsid="0085ea1a" officeooo:paragraph-rsid="0085ea1a"/>
    </style:style>
    <style:style style:name="P26" style:family="paragraph" style:parent-style-name="First_20_line_20_indent" style:list-style-name="L2">
      <style:text-properties fo:font-weight="normal" officeooo:rsid="0085ea1a" officeooo:paragraph-rsid="0085ea1a" style:font-weight-asian="normal" style:font-weight-complex="normal"/>
    </style:style>
    <style:style style:name="P27" style:family="paragraph" style:parent-style-name="First_20_line_20_indent" style:list-style-name="L3">
      <style:text-properties fo:font-weight="normal" officeooo:rsid="008666e2" officeooo:paragraph-rsid="008666e2" style:font-weight-asian="normal" style:font-weight-complex="normal"/>
    </style:style>
    <style:style style:name="P28" style:family="paragraph" style:parent-style-name="First_20_line_20_indent" style:list-style-name="L3">
      <style:text-properties fo:font-weight="bold" officeooo:rsid="0085ea1a" officeooo:paragraph-rsid="0085ea1a" style:font-weight-asian="bold" style:font-weight-complex="bold"/>
    </style:style>
    <style:style style:name="P29" style:family="paragraph" style:parent-style-name="First_20_line_20_indent" style:list-style-name="L3">
      <style:text-properties officeooo:rsid="008666e2" officeooo:paragraph-rsid="008666e2"/>
    </style:style>
    <style:style style:name="P30" style:family="paragraph" style:parent-style-name="First_20_line_20_indent">
      <style:text-properties officeooo:paragraph-rsid="00897e98"/>
    </style:style>
    <style:style style:name="P31" style:family="paragraph" style:parent-style-name="First_20_line_20_indent">
      <style:text-properties officeooo:rsid="008e8677" officeooo:paragraph-rsid="008e8677"/>
    </style:style>
    <style:style style:name="P32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T2" style:family="text">
      <style:text-properties officeooo:rsid="0081a385"/>
    </style:style>
    <style:style style:name="T3" style:family="text">
      <style:text-properties officeooo:rsid="0085ea1a"/>
    </style:style>
    <style:style style:name="T4" style:family="text">
      <style:text-properties style:font-name="PT Astra Serif1" fo:font-weight="normal" officeooo:rsid="0085ea1a" style:font-weight-asian="normal" style:font-weight-complex="normal"/>
    </style:style>
    <style:style style:name="T5" style:family="text">
      <style:text-properties officeooo:rsid="008666e2"/>
    </style:style>
    <style:style style:name="T6" style:family="text">
      <style:text-properties officeooo:rsid="008953a3"/>
    </style:style>
    <style:style style:name="T7" style:family="text">
      <style:text-properties fo:language="ru" fo:country="RU" officeooo:rsid="008953a3"/>
    </style:style>
    <style:style style:name="T8" style:family="text">
      <style:text-properties fo:language="ru" fo:country="RU" fo:background-color="#ffff00" loext:char-shading-value="0"/>
    </style:style>
    <style:style style:name="T9" style:family="text">
      <style:text-properties fo:language="ru" fo:country="RU" officeooo:rsid="008d17e2" fo:background-color="#ffff00" loext:char-shading-value="0"/>
    </style:style>
    <style:style style:name="T10" style:family="text">
      <style:text-properties fo:language="ru" fo:country="RU" officeooo:rsid="00897e98" fo:background-color="#ffff00" loext:char-shading-value="0"/>
    </style:style>
    <style:style style:name="T11" style:family="text">
      <style:text-properties fo:language="ru" fo:country="RU" officeooo:rsid="008fddff" fo:background-color="#ffff00" loext:char-shading-value="0"/>
    </style:style>
    <style:style style:name="T12" style:family="text">
      <style:text-properties fo:language="ru" fo:country="RU" officeooo:rsid="00912936" fo:background-color="#ffff00" loext:char-shading-value="0"/>
    </style:style>
    <style:style style:name="T13" style:family="text">
      <style:text-properties fo:language="ru" fo:country="RU" officeooo:rsid="0092db5e" fo:background-color="#ffff00" loext:char-shading-value="0"/>
    </style:style>
    <style:style style:name="T14" style:family="text">
      <style:text-properties fo:language="ru" fo:country="RU" officeooo:rsid="0094b77e" fo:background-color="#ffff00" loext:char-shading-value="0"/>
    </style:style>
    <style:style style:name="T15" style:family="text">
      <style:text-properties fo:language="en" fo:country="US" officeooo:rsid="008953a3"/>
    </style:style>
    <style:style style:name="T16" style:family="text">
      <style:text-properties fo:language="en" fo:country="US" officeooo:rsid="008fddff" fo:background-color="#ffff00" loext:char-shading-value="0"/>
    </style:style>
    <style:style style:name="T17" style:family="text">
      <style:text-properties fo:language="en" fo:country="US" officeooo:rsid="00912936" fo:background-color="#ffff00" loext:char-shading-value="0"/>
    </style:style>
    <style:style style:name="T18" style:family="text">
      <style:text-properties fo:language="en" fo:country="US" officeooo:rsid="0094b77e" fo:background-color="#ffff00" loext:char-shading-value="0"/>
    </style:style>
    <style:style style:name="T19" style:family="text">
      <style:text-properties officeooo:rsid="008d17e2"/>
    </style:style>
    <style:style style:name="T20" style:family="text">
      <style:text-properties style:font-name="PT Astra Serif" fo:font-size="14pt" fo:language="ru" fo:country="RU" officeooo:rsid="00897e98" fo:background-color="#ffff00" loext:char-shading-value="0" style:font-size-asian="10.5pt"/>
    </style:style>
    <style:style style:name="T21" style:family="text">
      <style:text-properties style:font-name="PT Astra Serif" fo:font-size="14pt" fo:language="ru" fo:country="RU" officeooo:rsid="008d17e2" fo:background-color="#ffff00" loext:char-shading-value="0" style:font-size-asian="10.5pt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Техническое задание</text:p>
      <text:p text:style-name="P7"/>
      <text:p text:style-name="P7">1 Тема</text:p>
      <text:p text:style-name="P10"><text:span text:style-name="T2">Windows приложение</text:span> <text:span text:style-name="T7">и </text:span><text:span text:style-name="T15">API </text:span>«<text:span text:style-name="T2">Управление химчисткой</text:span>»</text:p>
      <text:p text:style-name="P10"/>
      <text:p text:style-name="P8">2 Термины и определения</text:p>
      <table:table table:name="Термины_и_определения" table:style-name="Термины_5f_и_5f_определения">
        <table:table-column table:style-name="Термины_5f_и_5f_определения.A"/>
        <table:table-column table:style-name="Термины_5f_и_5f_определения.B"/>
        <table:table-row>
          <table:table-cell table:style-name="Термины_5f_и_5f_определения.A1" office:value-type="string">
            <text:p text:style-name="P15">Сокращение, термин</text:p>
          </table:table-cell>
          <table:table-cell table:style-name="Термины_5f_и_5f_определения.B1" office:value-type="string">
            <text:p text:style-name="P15">Полное наименование, определение</text:p>
          </table:table-cell>
        </table:table-row>
        <table:table-row>
          <table:table-cell table:style-name="Термины_5f_и_5f_определения.A2" office:value-type="string">
            <text:p text:style-name="P16">API</text:p>
          </table:table-cell>
          <table:table-cell table:style-name="Термины_5f_и_5f_определения.B2" office:value-type="string">
            <text:p text:style-name="P19"><text:span text:style-name="T2">A</text:span>pplication <text:span text:style-name="T2">P</text:span>rogramming <text:span text:style-name="T2">I</text:span>nterface</text:p>
          </table:table-cell>
        </table:table-row>
        <table:table-row>
          <table:table-cell table:style-name="Термины_5f_и_5f_определения.A2" office:value-type="string">
            <text:p text:style-name="P17">ПО</text:p>
          </table:table-cell>
          <table:table-cell table:style-name="Термины_5f_и_5f_определения.B2" office:value-type="string">
            <text:p text:style-name="P18">Программное обеспечение</text:p>
          </table:table-cell>
        </table:table-row>
        <table:table-row>
          <table:table-cell table:style-name="Термины_5f_и_5f_определения.A2" office:value-type="string">
            <text:p text:style-name="P17">ОС</text:p>
          </table:table-cell>
          <table:table-cell table:style-name="Термины_5f_и_5f_определения.B2" office:value-type="string">
            <text:p text:style-name="P17">Операционная система</text:p>
          </table:table-cell>
        </table:table-row>
        <table:table-row>
          <table:table-cell table:style-name="Термины_5f_и_5f_определения.A2" office:value-type="string">
            <text:p text:style-name="P18"/>
          </table:table-cell>
          <table:table-cell table:style-name="Термины_5f_и_5f_определения.B2" office:value-type="string">
            <text:p text:style-name="P18"/>
          </table:table-cell>
        </table:table-row>
      </table:table>
      <text:p text:style-name="P11"/>
      <text:p text:style-name="P7"><text:span text:style-name="T2">3</text:span> Словесное описание предметной области и актуальность</text:p>
      <text:p text:style-name="P23">подробнее</text:p>
      <text:p text:style-name="P12">Сотрудники химчистки испытывают трудности с принятием заказов в силу отсутствия какого-либо ПО. Им т<text:span text:style-name="T2">ребуется вести учёт заказов, принятых на чистку.</text:span></text:p>
      <text:p text:style-name="P12">Разрабатываемое API позволит не только написать ПО для ОС Windows, но и в дальнейшем поддерживать программный продукт, создавая для него, например веб-приложение. Так же API позволит менять структуру базы без изменения исходных кодов приложений т.к. непосредственно интерфейс меняться не будет.</text:p>
      <text:p text:style-name="P13">Так же необходимо при обращении к API указывать его версию.</text:p>
      <text:p text:style-name="P13"/>
      <text:p text:style-name="P9">4 Описание данных, хранящихся в БД</text:p>
      <text:list xml:id="list2683648876" text:style-name="L1">
        <text:list-item>
          <text:p text:style-name="P21">Сотрудники</text:p>
        </text:list-item>
        <text:list-item>
          <text:p text:style-name="P21">Материалы одежды</text:p>
        </text:list-item>
        <text:list-item>
          <text:p text:style-name="P21">Химические средства, которыми осуществляется чистка</text:p>
        </text:list-item>
        <text:list-item>
          <text:p text:style-name="P20"><text:span text:style-name="T4">База к</text:span>лиент<text:span text:style-name="T3">ов</text:span></text:p>
        </text:list-item>
        <text:list-item>
          <text:p text:style-name="P24">Типы одежды (стоимость их чистки и размер компенсации за порчу при чистке)</text:p>
        </text:list-item>
        <text:list-item>
          <text:p text:style-name="P24">Чистка</text:p>
        </text:list-item>
        <text:list-item>
          <text:p text:style-name="P24">Вещи, отправленные на чистку</text:p>
        </text:list-item>
        <text:list-item>
          <text:p text:style-name="P24">Заказы</text:p>
        </text:list-item>
      </text:list>
      <text:p text:style-name="P14"/>
      <text:p text:style-name="P6">5 Роли пользователей приложения</text:p>
      <text:list xml:id="list377489443" text:style-name="L2">
        <text:list-item>
          <text:p text:style-name="P26">Сотрудник</text:p>
        </text:list-item>
      </text:list>
      <text:list xml:id="list4286075111" text:style-name="L3">
        <text:list-item>
          <text:p text:style-name="P25">Администратор</text:p>
          <text:p text:style-name="P25"><text:line-break/></text:p>
          <text:p text:style-name="P28">6 Развёрнутое описание функционала приложения для каждой из ролей</text:p>
          <text:p text:style-name="P27">Система недоступна для незарегистрированных пользователей. Авторизация должна осуществляться по паспорту и паролю.</text:p>
          <text:p text:style-name="P27"><text:soft-page-break/></text:p>
        </text:list-item>
        <text:list-item>
          <text:p text:style-name="P25">Сотрудник</text:p>
          <text:p text:style-name="P25">Может изменять настройки своего профиля: номер паспорта, фио, пароль;</text:p>
          <text:p text:style-name="P25">Получать информацию о других сотрудниках;</text:p>
          <text:p text:style-name="P25">Смотреть и изменять, добавлять: материалы, химические средства, клиентов, типы одежды, чистки, вещи, заказы;</text:p>
          <text:p text:style-name="P29">Видеть должности (кроме зарплаты).</text:p>
          <text:p text:style-name="P25"/>
        </text:list-item>
        <text:list-item>
          <text:p text:style-name="P25">Администратор</text:p>
          <text:p text:style-name="P25">Выполняет функции сотрудника, а так же:</text:p>
          <text:p text:style-name="P25">Добавлять новых сотрудников (в т.ч. администраторов);</text:p>
          <text:p text:style-name="P29">Видеть должности (с зарплатой);</text:p>
          <text:p text:style-name="P25"><text:span text:style-name="T5">Д</text:span>обавлять должности.</text:p>
        </text:list-item>
      </text:list>
      <text:p text:style-name="P14"/>
      <text:p text:style-name="P6"><text:span text:style-name="T5">7 </text:span>Срок представления курсовой работы</text:p>
      <text:p text:style-name="P30"><text:span text:style-name="T20">2</text:span><text:span text:style-name="T21">8</text:span><text:span text:style-name="T10">.05.2020</text:span></text:p>
      <text:p text:style-name="P30"><text:span text:style-name="T10"/></text:p>
      <text:p text:style-name="P30"><text:span text:style-name="T10"/></text:p>
      <text:p text:style-name="P31"><text:span text:style-name="T10">р</text:span><text:span text:style-name="T8">азобраться с токенами </text:span><text:span text:style-name="T13">(выдаётся на сессию)</text:span><text:span text:style-name="T8"> </text:span><text:span text:style-name="T11">или через </text:span><text:span text:style-name="T16">header </text:span><text:span text:style-name="T12">пароль передать </text:span><text:span text:style-name="T14">чтобы его не было в </text:span><text:span text:style-name="T18">URL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PT Astra Serif2" svg:font-family="'PT Astra Serif'" style:font-adornments="Regular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1" svg:font-family="'PT Astra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loext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style:hidden="true" style:parent-style-name="Standard" style:class="html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loext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loext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" style:list-style-name="" style:class="text" style:master-page-name="">
      <style:paragraph-properties fo:margin-top="0cm" fo:margin-bottom="0cm" loext:contextual-spacing="false" style:page-number="auto"/>
    </style:style>
    <style:style style:name="Heading_20_2" style:display-name="Heading 2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3" style:display-name="Heading 3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4" style:display-name="Heading 4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5" style:display-name="Heading 5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6" style:display-name="Heading 6" style:family="paragraph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9" style:display-name="Heading 9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10" style:display-name="Heading 10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Numbering_20_1_20_Start" style:display-name="Numbering 1 Start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" style:display-name="Numbering 1" style:family="paragraph" style:hidden="true" style:parent-style-name="List" style:list-style-name="Numbering_20_123" style:class="list" style:master-page-name="">
      <style:paragraph-properties fo:margin-top="0cm" fo:margin-bottom="0cm" loext:contextual-spacing="false" style:page-number="auto"/>
    </style:style>
    <style:style style:name="Numbering_20_1_20_End" style:display-name="Numbering 1 End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_20_Cont." style:display-name="Numbering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Start" style:display-name="Numbering 2 Start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" style:display-name="Numbering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End" style:display-name="Numbering 2 End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Cont." style:display-name="Numbering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Start" style:display-name="Numbering 3 Start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" style:display-name="Numbering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End" style:display-name="Numbering 3 End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Cont." style:display-name="Numbering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Start" style:display-name="Numbering 4 Start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" style:display-name="Numbering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End" style:display-name="Numbering 4 End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Cont." style:display-name="Numbering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Start" style:display-name="Numbering 5 Start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" style:display-name="Numbering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End" style:display-name="Numbering 5 End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Cont." style:display-name="Numbering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Start" style:display-name="List 1 Start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" style:display-name="List 1" style:family="paragraph" style:hidden="true" style:parent-style-name="List" style:list-style-name="List_20_1" style:class="list" style:master-page-name="">
      <style:paragraph-properties fo:margin-top="0cm" fo:margin-bottom="0cm" loext:contextual-spacing="false" style:page-number="auto"/>
    </style:style>
    <style:style style:name="List_20_1_20_End" style:display-name="List 1 End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Cont." style:display-name="List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Start" style:display-name="List 2 Start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" style:display-name="List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End" style:display-name="List 2 End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Cont." style:display-name="List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Start" style:display-name="List 3 Start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" style:display-name="List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End" style:display-name="List 3 End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Cont." style:display-name="List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Start" style:display-name="List 4 Start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" style:display-name="List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End" style:display-name="List 4 End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Cont." style:display-name="List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Start" style:display-name="List 5 Start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" style:display-name="List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End" style:display-name="List 5 End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Cont." style:display-name="List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Index_20_Heading" style:display-name="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Endnote" style:family="paragraph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loext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2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2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2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2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2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2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2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2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2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2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page-number text:select-page="current">2</text:page-number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style:hidden="true" style:display-name="Left Page" style:page-layout-name="Mpm5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style:hidden="true" style:display-name="Right Page" style:page-layout-name="Mpm6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style:hidden="true" style:page-layout-name="Mpm7">
      <style:header>
        <text:p text:style-name="Header"/>
      </style:header>
    </style:master-page>
    <style:master-page style:name="Index" style:hidden="true" style:page-layout-name="Mpm8">
      <style:header>
        <text:p text:style-name="Header"/>
      </style:header>
    </style:master-page>
    <style:master-page style:name="HTML" style:hidden="true" style:page-layout-name="Mpm9">
      <style:header>
        <text:p text:style-name="Header"/>
      </style:header>
    </style:master-page>
    <style:master-page style:name="Footnote" style:hidden="true" style:page-layout-name="Mpm10">
      <style:header>
        <text:p text:style-name="Header"/>
      </style:header>
    </style:master-page>
    <style:master-page style:name="Endnote" style:hidden="true" style:page-layout-name="Mpm10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5T08:17:37.045221416</meta:creation-date>
    <dc:title>Default</dc:title>
    <meta:editing-cycles>13</meta:editing-cycles>
    <meta:editing-duration>PT27M37S</meta:editing-duration>
    <meta:generator>LibreOffice/6.3.4.2$Windows_x86 LibreOffice_project/60da17e045e08f1793c57c00ba83cdfce946d0aa</meta:generator>
    <dc:date>2020-03-05T21:05:09.176000000</dc:date>
    <meta:document-statistic meta:table-count="2" meta:image-count="0" meta:object-count="0" meta:page-count="2" meta:paragraph-count="57" meta:word-count="290" meta:character-count="1938" meta:non-whitespace-character-count="1726"/>
  </office:meta>
</office:document-meta>
</file>